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🧠 1. What are Modules in Terraform?</text:h>
      <text:p text:style-name="Text_20_body">Think of <text:span text:style-name="Strong_20_Emphasis">modules like functions in programming</text:span>.</text:p>
      <text:p text:style-name="Text_20_body">Just like a function lets you reuse a block of code, a <text:span text:style-name="Strong_20_Emphasis">Terraform module lets you reuse infrastructure code</text:span>.</text:p>
      <text:h text:style-name="Heading_20_3" text:outline-level="3">✅ Benefits:</text:h>
      <text:list text:style-name="L1">
        <text:list-item>
          <text:p text:style-name="P4">Avoid repetition</text:p>
        </text:list-item>
        <text:list-item>
          <text:p text:style-name="P4">Organize large configs</text:p>
        </text:list-item>
        <text:list-item>
          <text:p text:style-name="P4">Reuse infrastructure patterns</text:p>
        </text:list-item>
        <text:list-item>
          <text:p text:style-name="P4">Share configurations (like on the Terraform Registry)</text:p>
        </text:list-item>
      </text:list>
      <text:p text:style-name="Horizontal_20_Line"/>
      <text:h text:style-name="Heading_20_2" text:outline-level="2">📦 2. Writing and Using Local Modules</text:h>
      <text:h text:style-name="Heading_20_3" text:outline-level="3">✅ Structure:</text:h>
      <text:p text:style-name="Preformatted_20_Text">css</text:p>
      <text:p text:style-name="Preformatted_20_Text">CopyEdit</text:p>
      <text:p text:style-name="P1"><text:span text:style-name="Source_20_Text">main.tf <text:s text:c="9"/># calls the module</text:span></text:p>
      <text:p text:style-name="P2"><text:span text:style-name="Source_20_Text">modules/</text:span></text:p>
      <text:p text:style-name="P2"><text:span text:style-name="Source_20_Text"><text:s text:c="2"/>ec2-instance/</text:span></text:p>
      <text:p text:style-name="P2"><text:span text:style-name="Source_20_Text"><text:s text:c="4"/>main.tf <text:s text:c="5"/># module code</text:span></text:p>
      <text:p text:style-name="P2"><text:span text:style-name="Source_20_Text"><text:s text:c="4"/>variables.tf</text:span></text:p>
      <text:p text:style-name="P3"><text:span text:style-name="Source_20_Text"><text:s text:c="4"/>outputs.tf</text:span></text:p>
      <text:p text:style-name="Horizontal_20_Line"/>
      <text:h text:style-name="Heading_20_2" text:outline-level="2">🏗️ 3. Create a Local EC2 Module (Step-by-Step)</text:h>
      <text:h text:style-name="Heading_20_3" text:outline-level="3">🔹 Step 1: Create the module folder</text:h>
      <text:p text:style-name="Text_20_body"><text:span text:style-name="Strong_20_Emphasis">modules/ec2-instance/main.tf</text:span></text:p>
      <text:p text:style-name="Preformatted_20_Text">hcl</text:p>
      <text:p text:style-name="Preformatted_20_Text">CopyEdit</text:p>
      <text:p text:style-name="P1"><text:span text:style-name="Source_20_Text">resource "aws_instance" "this" {</text:span></text:p>
      <text:p text:style-name="P2"><text:span text:style-name="Source_20_Text"><text:s text:c="2"/>ami <text:s text:c="10"/>= var.ami</text:span></text:p>
      <text:p text:style-name="P2"><text:span text:style-name="Source_20_Text"><text:s text:c="2"/>instance_type = var.instance_type</text:span></text:p>
      <text:p text:style-name="P2"><text:span text:style-name="Source_20_Text"><text:s text:c="2"/>tags = {</text:span></text:p>
      <text:p text:style-name="P2"><text:span text:style-name="Source_20_Text"><text:s text:c="4"/>Name = var.name</text:span></text:p>
      <text:p text:style-name="P2"><text:span text:style-name="Source_20_Text"><text:s text:c="2"/>}</text:span></text:p>
      <text:p text:style-name="P3"><text:span text:style-name="Source_20_Text">}</text:span></text:p>
      <text:p text:style-name="Text_20_body"><text:span text:style-name="Strong_20_Emphasis">modules/ec2-instance/variables.tf</text:span></text:p>
      <text:p text:style-name="Preformatted_20_Text">hcl</text:p>
      <text:p text:style-name="Preformatted_20_Text">CopyEdit</text:p>
      <text:p text:style-name="P1"><text:span text:style-name="Source_20_Text">variable "ami" {}</text:span></text:p>
      <text:p text:style-name="P2"><text:span text:style-name="Source_20_Text">variable "instance_type" {}</text:span></text:p>
      <text:p text:style-name="P3"><text:span text:style-name="Source_20_Text">variable "name" {}</text:span></text:p>
      <text:p text:style-name="Text_20_body"><text:soft-page-break/><text:span text:style-name="Strong_20_Emphasis">modules/ec2-instance/outputs.tf</text:span></text:p>
      <text:p text:style-name="Preformatted_20_Text">hcl</text:p>
      <text:p text:style-name="Preformatted_20_Text">CopyEdit</text:p>
      <text:p text:style-name="P1"><text:span text:style-name="Source_20_Text">output "instance_id" {</text:span></text:p>
      <text:p text:style-name="P2"><text:span text:style-name="Source_20_Text"><text:s text:c="2"/>value = aws_instance.this.id</text:span></text:p>
      <text:p text:style-name="P3"><text:span text:style-name="Source_20_Text">}</text:span></text:p>
      <text:p text:style-name="Horizontal_20_Line"/>
      <text:h text:style-name="Heading_20_3" text:outline-level="3">🔹 Step 2: Use the module in your main project</text:h>
      <text:p text:style-name="Text_20_body"><text:span text:style-name="Strong_20_Emphasis">main.tf</text:span></text:p>
      <text:p text:style-name="Preformatted_20_Text">hcl</text:p>
      <text:p text:style-name="Preformatted_20_Text">CopyEdit</text:p>
      <text:p text:style-name="P1"><text:span text:style-name="Source_20_Text">provider "aws" {</text:span></text:p>
      <text:p text:style-name="P2"><text:span text:style-name="Source_20_Text"><text:s text:c="2"/>region = "us-east-1"</text:span></text:p>
      <text:p text:style-name="P2"><text:span text:style-name="Source_20_Text">}</text:span></text:p>
      <text:p text:style-name="P2"/>
      <text:p text:style-name="P2"><text:span text:style-name="Source_20_Text">module "my_ec2" {</text:span></text:p>
      <text:p text:style-name="P2"><text:span text:style-name="Source_20_Text"><text:s text:c="2"/>source <text:s text:c="7"/>= "./modules/ec2-instance"</text:span></text:p>
      <text:p text:style-name="P2"><text:span text:style-name="Source_20_Text"><text:s text:c="2"/>ami <text:s text:c="10"/>= "ami-0c55b159cbfafe1f0"</text:span></text:p>
      <text:p text:style-name="P2"><text:span text:style-name="Source_20_Text"><text:s text:c="2"/>instance_type = "t2.micro"</text:span></text:p>
      <text:p text:style-name="P2"><text:span text:style-name="Source_20_Text"><text:s text:c="2"/>name <text:s text:c="9"/>= "MyInstance"</text:span></text:p>
      <text:p text:style-name="P2"><text:span text:style-name="Source_20_Text">}</text:span></text:p>
      <text:p text:style-name="P2"/>
      <text:p text:style-name="P2"><text:span text:style-name="Source_20_Text">output "ec2_id" {</text:span></text:p>
      <text:p text:style-name="P2"><text:span text:style-name="Source_20_Text"><text:s text:c="2"/>value = module.my_ec2.instance_id</text:span></text:p>
      <text:p text:style-name="P3"><text:span text:style-name="Source_20_Text">}</text:span></text:p>
      <text:p text:style-name="Horizontal_20_Line"/>
      <text:h text:style-name="Heading_20_2" text:outline-level="2">🧷 4. Understanding <text:span text:style-name="Source_20_Text">source</text:span>, <text:span text:style-name="Source_20_Text">inputs</text:span>, <text:span text:style-name="Source_20_Text">outputs</text:span></text:h>
      <text:list text:style-name="L2">
        <text:list-item>
          <text:p text:style-name="P5"><text:span text:style-name="Strong_20_Emphasis">source</text:span>: Where the module is defined (<text:span text:style-name="Source_20_Text">local path</text:span>, GitHub repo, Terraform Registry)</text:p>
        </text:list-item>
        <text:list-item>
          <text:p text:style-name="P5"><text:span text:style-name="Strong_20_Emphasis">inputs</text:span>: Variables passed to the module</text:p>
        </text:list-item>
        <text:list-item>
          <text:p text:style-name="P5"><text:span text:style-name="Strong_20_Emphasis">outputs</text:span>: Values returned from the module</text:p>
        </text:list-item>
      </text:list>
      <text:p text:style-name="Horizontal_20_Line"/>
      <text:h text:style-name="Heading_20_2" text:outline-level="2">🌐 5. Terraform Registry Modules</text:h>
      <text:p text:style-name="Text_20_body">Instead of writing your own module, you can use <text:span text:style-name="Strong_20_Emphasis">community modules</text:span> from:</text:p>
      <text:p text:style-name="Text_20_body">👉 https://registry.terraform.io/</text:p>
      <text:h text:style-name="Heading_20_3" text:outline-level="3">Example:</text:h>
      <text:p text:style-name="Preformatted_20_Text">hcl</text:p>
      <text:p text:style-name="Preformatted_20_Text">CopyEdit</text:p>
      <text:p text:style-name="P1"><text:span text:style-name="Source_20_Text">module "vpc" {</text:span></text:p>
      <text:p text:style-name="P2"><text:span text:style-name="Source_20_Text"><text:s text:c="2"/>source <text:s/>= "terraform-aws-modules/vpc/aws"</text:span></text:p>
      <text:p text:style-name="P2"><text:span text:style-name="Source_20_Text"><text:s text:c="2"/>version = "5.0.0"</text:span></text:p>
      <text:p text:style-name="P2"/>
      <text:p text:style-name="P2"><text:span text:style-name="Source_20_Text"><text:s text:c="2"/>name = "my-vpc"</text:span></text:p>
      <text:p text:style-name="P2"><text:span text:style-name="Source_20_Text"><text:s text:c="2"/>cidr = "10.0.0.0/16"</text:span></text:p>
      <text:p text:style-name="P2"/>
      <text:p text:style-name="P2"><text:soft-page-break/><text:span text:style-name="Source_20_Text"><text:s text:c="2"/>azs <text:s text:c="12"/>= ["us-east-1a", "us-east-1b"]</text:span></text:p>
      <text:p text:style-name="P2"><text:span text:style-name="Source_20_Text"><text:s text:c="2"/>public_subnets <text:s/>= ["10.0.1.0/24", "10.0.2.0/24"]</text:span></text:p>
      <text:p text:style-name="P2"><text:span text:style-name="Source_20_Text"><text:s text:c="2"/>enable_dns_hostnames = true</text:span></text:p>
      <text:p text:style-name="P3"><text:span text:style-name="Source_20_Text">}</text:span></text:p>
      <text:p text:style-name="Text_20_body">These modules already include <text:span text:style-name="Source_20_Text">resources</text:span>, <text:span text:style-name="Source_20_Text">variables</text:span>, and <text:span text:style-name="Source_20_Text">outputs</text:span> — ready to use!</text:p>
      <text:p text:style-name="Horizontal_20_Line"/>
      <text:h text:style-name="Heading_20_2" text:outline-level="2">🎯 Practice Task: Create and Use an EC2 Module</text:h>
      <text:list text:style-name="L3">
        <text:list-item>
          <text:p text:style-name="P6">Create a module for EC2 that:</text:p>
          <text:list>
            <text:list-item>
              <text:p text:style-name="P6">Accepts AMI, type, and name as input</text:p>
            </text:list-item>
            <text:list-item>
              <text:p text:style-name="P6">Outputs instance ID and public IP</text:p>
            </text:list-item>
          </text:list>
        </text:list-item>
        <text:list-item>
          <text:p text:style-name="P6">In your root config:</text:p>
          <text:list>
            <text:list-item>
              <text:p text:style-name="P6">Call the module</text:p>
            </text:list-item>
            <text:list-item>
              <text:p text:style-name="P6">Pass required values</text:p>
            </text:list-item>
            <text:list-item>
              <text:p text:style-name="P6">Output both ID and public IP</text:p>
            </text:list-item>
          </text:list>
        </text:list-item>
      </text:list>
      <text:p text:style-name="Horizontal_20_Line"/>
      <text:h text:style-name="Heading_20_2" text:outline-level="2">📋 Interview Questions on Terraform Modules</text:h>
      <text:h text:style-name="Heading_20_3" text:outline-level="3">✅ Beginner</text:h>
      <text:list text:style-name="L4">
        <text:list-item>
          <text:p text:style-name="P7">What is a Terraform module and why is it used?</text:p>
        </text:list-item>
        <text:list-item>
          <text:p text:style-name="P7">How do you define and use a local module in Terraform?</text:p>
        </text:list-item>
        <text:list-item>
          <text:p text:style-name="P7">What is the difference between <text:span text:style-name="Source_20_Text">source = "./modules/foo"</text:span> and <text:span text:style-name="Source_20_Text">source = "terraform-aws-modules/vpc/aws"</text:span>?</text:p>
        </text:list-item>
      </text:list>
      <text:h text:style-name="Heading_20_3" text:outline-level="3">✅ Intermediate</text:h>
      <text:list text:style-name="L5">
        <text:list-item>
          <text:p text:style-name="P8">How do you pass variables to a module and get outputs from it?</text:p>
        </text:list-item>
        <text:list-item>
          <text:p text:style-name="P8">Can modules call other modules?</text:p>
        </text:list-item>
        <text:list-item>
          <text:p text:style-name="P8">What is the benefit of using modules from the Terraform Registry?</text:p>
        </text:list-item>
      </text:list>
      <text:h text:style-name="Heading_20_3" text:outline-level="3">✅ Advanced</text:h>
      <text:list text:style-name="L6">
        <text:list-item>
          <text:p text:style-name="P9">How do you version-control your modules?</text:p>
        </text:list-item>
        <text:list-item>
          <text:p text:style-name="P9">What are best practices for writing reusable modules?</text:p>
        </text:list-item>
        <text:list-item>
          <text:p text:style-name="P9">Can you use conditionals or loops inside modules?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19:38:54.473913851</meta:creation-date>
    <dc:date>2025-07-30T19:39:17.199010628</dc:date>
    <meta:editing-duration>PT23S</meta:editing-duration>
    <meta:editing-cycles>1</meta:editing-cycles>
    <meta:document-statistic meta:table-count="0" meta:image-count="0" meta:object-count="0" meta:page-count="3" meta:paragraph-count="99" meta:word-count="428" meta:character-count="2768" meta:non-whitespace-character-count="2343"/>
    <meta:generator>LibreOffice/24.2.7.2$Linux_X86_64 LibreOffice_project/420$Build-2</meta:generator>
  </office:meta>
</office:document-meta>
</file>